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ndo Suricata</text:p>
      <text:p text:style-name="Standard"/>
      <text:p text:style-name="Standard">paso 1</text:p>
      <text:p text:style-name="Standard"/>
      <text:p text:style-name="Standard">root@crn-deb6:/etc/init.d# apt-get install libpcre3 libpcre3-dbg libpcre3-dev build-essential autoconf automake libtool libpcap-dev libnet1-dev libyaml-0-2 libyaml-dev zlib1g zlib1g-dev </text:p>
      <text:p text:style-name="Standard">Leyendo lista de paquetes... Hecho </text:p>
      <text:p text:style-name="Standard">Creando árbol de dependencias <text:s text:c="6"/></text:p>
      <text:p text:style-name="Standard">Leyendo la información de estado... Hecho </text:p>
      <text:p text:style-name="Standard">libpcre3 ya está en su versión más reciente. </text:p>
      <text:p text:style-name="Standard">zlib1g-dev ya está en su versión más reciente. </text:p>
      <text:p text:style-name="Standard">fijado zlib1g-dev como instalado manualmente. </text:p>
      <text:p text:style-name="Standard">zlib1g ya está en su versión más reciente. </text:p>
      <text:p text:style-name="Standard">Se instalarán los siguientes paquetes extras: </text:p>
      <text:p text:style-name="Standard"><text:s text:c="2"/>autotools-dev dpkg-dev fakeroot g++ g++-4.4 libalgorithm-diff-perl libalgorithm-diff-xs-perl libalgorithm-merge-perl libdpkg-perl </text:p>
      <text:p text:style-name="Standard"><text:s text:c="2"/>libltdl-dev libpcap0.8-dev libpcrecpp0 libstdc++6-4.4-dev make </text:p>
      <text:p text:style-name="Standard">Paquetes sugeridos: </text:p>
      <text:p text:style-name="Standard"><text:s text:c="2"/>autoconf2.13 autoconf-archive gnu-standards autoconf-doc gettext debian-keyring g++-multilib g++-4.4-multilib gcc-4.4-doc </text:p>
      <text:p text:style-name="Standard"><text:s text:c="2"/>libstdc++6-4.4-dbg libtool-doc libstdc++6-4.4-doc automaken gfortran fortran95-compiler gcj make-doc </text:p>
      <text:p text:style-name="Standard">Se instalarán los siguientes paquetes NUEVOS: </text:p>
      <text:p text:style-name="Standard"><text:s text:c="2"/>autoconf automake autotools-dev build-essential dpkg-dev fakeroot g++ g++-4.4 libalgorithm-diff-perl libalgorithm-diff-xs-perl </text:p>
      <text:p text:style-name="Standard"><text:s text:c="2"/>libalgorithm-merge-perl libdpkg-perl libltdl-dev libnet1-dev libpcap-dev libpcap0.8-dev libpcre3-dbg libpcre3-dev libpcrecpp0 </text:p>
      <text:p text:style-name="Standard"><text:s text:c="2"/>libstdc++6-4.4-dev libtool libyaml-0-2 libyaml-dev make </text:p>
      <text:p text:style-name="Standard">0 actualizados, 24 se instalarán, 0 para eliminar y 0 no actualizados. </text:p>
      <text:p text:style-name="Standard">Necesito descargar 12,2 MB de archivos. </text:p>
      <text:p text:style-name="Standard">Se utilizarán 36,7 MB de espacio de disco adicional después de esta operación. </text:p>
      <text:p text:style-name="Standard">¿Desea continuar [S/n]? </text:p>
      <text:p text:style-name="Standard"/>
      <text:p text:style-name="Standard">Parte 2</text:p>
      <text:p text:style-name="Standard"/>
      <text:p text:style-name="Text_20_body"><text:span text:style-name="Strong_20_Emphasis">IPS</text:span><text:line-break/>By default, Suricata works as an IDS. If you want to use it as a IDS and IPS program, enter:</text:p>
      <text:p text:style-name="Preformatted_20_Text">apt-get -y install libnetfilter-queue-dev libnetfilter-queue1 libnfnetlink-dev libnfnetlink0</text:p>
      <text:p text:style-name="P1"/>
      <text:p text:style-name="P1"/>
      <text:p text:style-name="Standard">root@crn-deb6:/etc/init.d# apt-get install libnetfilter-queue-dev libnetfilter-queue1 libnfnetlink-dev libnfnetlink0 </text:p>
      <text:p text:style-name="Standard">Leyendo lista de paquetes... Hecho </text:p>
      <text:p text:style-name="Standard">Creando árbol de dependencias <text:s text:c="6"/></text:p>
      <text:p text:style-name="Standard">Leyendo la información de estado... Hecho </text:p>
      <text:p text:style-name="Standard">libnfnetlink0 ya está en su versión más reciente. </text:p>
      <text:p text:style-name="Standard">Se instalarán los siguientes paquetes NUEVOS: </text:p>
      <text:p text:style-name="Standard"><text:s text:c="2"/>libnetfilter-queue-dev libnetfilter-queue1 libnfnetlink-dev </text:p>
      <text:p text:style-name="Standard">0 actualizados, 3 se instalarán, 0 para eliminar y 0 no actualizados. </text:p>
      <text:p text:style-name="Standard"><text:soft-page-break/>Necesito descargar 34,5 kB de archivos. </text:p>
      <text:p text:style-name="Standard">Se utilizarán 238 kB de espacio de disco adicional después de esta operación. </text:p>
      <text:p text:style-name="Standard">¿Desea continuar [S/n]? </text:p>
      <text:p text:style-name="Standard"/>
      <text:p text:style-name="Standard">Parte 3 Instalar suricata desde repositorios Debian Squeeze</text:p>
      <text:p text:style-name="Standard"/>
      <text:p text:style-name="Standard">root@crn-deb6:/etc/init.d# apt-get install suricata </text:p>
      <text:p text:style-name="Standard">Leyendo lista de paquetes... Hecho </text:p>
      <text:p text:style-name="Standard">Creando árbol de dependencias <text:s text:c="6"/></text:p>
      <text:p text:style-name="Standard">Leyendo la información de estado... Hecho </text:p>
      <text:p text:style-name="Standard">Se instalarán los siguientes paquetes extras: </text:p>
      <text:p text:style-name="Standard"><text:s text:c="2"/>libhtp1 libprelude2 oinkmaster snort-rules-default </text:p>
      <text:p text:style-name="Standard">Paquetes sugeridos: </text:p>
      <text:p text:style-name="Standard"><text:s text:c="2"/>snort snort-pgsql snort-mysql </text:p>
      <text:p text:style-name="Standard">Se instalarán los siguientes paquetes NUEVOS: </text:p>
      <text:p text:style-name="Standard"><text:s text:c="2"/>libhtp1 libprelude2 oinkmaster snort-rules-default suricata </text:p>
      <text:p text:style-name="Standard">0 actualizados, 5 se instalarán, 0 para eliminar y 0 no actualizados. </text:p>
      <text:p text:style-name="Standard">Necesito descargar 1722 kB de archivos. </text:p>
      <text:p text:style-name="Standard">Se utilizarán 8802 kB de espacio de disco adicional después de esta operación. </text:p>
      <text:p text:style-name="Standard">¿Desea continuar [S/n]? </text:p>
      <text:p text:style-name="Standard"/>
      <text:p text:style-name="Standard">OK</text:p>
      <text:p text:style-name="Standard"/>
      <text:p text:style-name="Standard"/>
      <text:p text:style-name="Standard">lo que faltaba</text:p>
      <text:p text:style-name="Standard"/>
      <text:p text:style-name="Standard">root@crn-deb6:/var/log/suricata# apt-get install libcap-ng-dev libcap-ng0 </text:p>
      <text:p text:style-name="Standard">Leyendo lista de paquetes... Hecho </text:p>
      <text:p text:style-name="Standard">Creando árbol de dependencias <text:s text:c="6"/></text:p>
      <text:p text:style-name="Standard">Leyendo la información de estado... Hecho </text:p>
      <text:p text:style-name="Standard">libcap-ng0 ya está en su versión más reciente. </text:p>
      <text:p text:style-name="Standard">fijado libcap-ng0 como instalado manualmente. </text:p>
      <text:p text:style-name="Standard">Se instalarán los siguientes paquetes NUEVOS: </text:p>
      <text:p text:style-name="Standard"><text:s text:c="2"/>libcap-ng-dev </text:p>
      <text:p text:style-name="Standard">0 actualizados, 1 se instalarán, 0 para eliminar y 0 no actualizados. </text:p>
      <text:p text:style-name="Standard">Necesito descargar 23,9 kB de archivos. </text:p>
      <text:p text:style-name="Standard">Se utilizarán 176 kB de espacio de disco adicional después de esta operación. </text:p>
      <text:p text:style-name="Standard">¿Desea continuar [S/n]? </text:p>
      <text:p text:style-name="Standard">Des:1 http://ftp.cl.debian.org/debian/ squeeze/main libcap-ng-dev i386 0.6.4-1 [23,9 kB] </text:p>
      <text:p text:style-name="Standard">Descargados 23,9 kB en 0seg. (44,0 kB/s) </text:p>
      <text:p text:style-name="Standard">Seleccionando el paquete libcap-ng-dev previamente no seleccionado. </text:p>
      <text:p text:style-name="Standard">(Leyendo la base de datos ... 122615 ficheros o directorios instalados actualmente.) </text:p>
      <text:p text:style-name="Standard">Desempaquetando libcap-ng-dev (de .../libcap-ng-dev_0.6.4-1_i386.deb) ... </text:p>
      <text:p text:style-name="Standard">Procesando disparadores para man-db ... </text:p>
      <text:p text:style-name="Standard">Configurando libcap-ng-dev (0.6.4-1) ... </text:p>
      <text:p text:style-name="Standard">root@crn-deb6:/var/log/suricata# </text:p>
      <text:p text:style-name="Standard"/>
      <text:p text:style-name="Standard">Comprobar Buid info Suricata</text:p>
      <text:p text:style-name="P1">suricata --build-info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4T12:00:10</meta:creation-date>
    <dc:date>2011-10-04T18:33:13</dc:date>
    <dc:creator>Manuel Campos</dc:creator>
    <meta:editing-duration>PT5H27M38S</meta:editing-duration>
    <meta:editing-cycles>3</meta:editing-cycles>
    <meta:generator>LibreOffice/3.3$Linux LibreOffice_project/330m19$Build-301</meta:generator>
    <meta:document-statistic meta:table-count="0" meta:image-count="0" meta:object-count="0" meta:page-count="2" meta:paragraph-count="77" meta:word-count="491" meta:character-count="4151"/>
  </office:meta>
</office:document-meta>
</file>